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DEBF1F20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2cm, 13.689cm, 27.505cm, 2.627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74cm" svg:height="15.9cm" svg:x="1.192cm" svg:y="3.091cm">
          <draw:image xlink:href="Pictures/10000000000005E8000007E0DEBF1F2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1:47:39.038989091</dc:date>
    <meta:editing-duration>PT3M42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